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fo:background-color="#B2B2B2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fo:background-color="#B2B2B2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2pt solid #000000" fo:border-left="none" fo:border-right="2pt solid #000000" fo:background-color="#B2B2B2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2pt solid #000000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E1F2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4B084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2pt solid #000000" fo:background-color="transparent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E1F2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2pt solid #000000" fo:border-left="none" fo:border-right="thin solid #000000" fo:background-color="#F4B084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none" fo:background-color="transparent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2pt solid #000000" fo:background-color="transparent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CE4D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C65911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2.264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1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13" table:number-rows-spanned="1" table:style-name="ce46">
            <text:p>Burning cell</text:p>
          </table:table-cell>
          <table:covered-table-cell table:number-columns-repeated="12"/>
          <table:table-cell table:number-columns-repeated="16369"/>
        </table:table-row>
        <table:table-row table:style-name="ro2">
          <table:table-cell table:style-name="ce4"/>
          <table:table-cell table:style-name="ce5"/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8">
            <text:p>13</text:p>
          </table:table-cell>
          <table:table-cell table:number-columns-repeated="16369"/>
        </table:table-row>
        <table:table-row table:style-name="ro2">
          <table:table-cell office:value-type="string" table:number-columns-spanned="1" table:number-rows-spanned="13" table:style-name="ce47">
            <text:p>To be ignited</text:p>
          </table:table-cell>
          <table:table-cell office:value-type="float" office:value="1" table:style-name="ce9">
            <text:p>1</text:p>
          </table:table-cell>
          <table:table-cell office:value-type="float" office:value="0.11874999999999999" table:formula="of:=[.$C$25]*[.K25]" table:style-name="ce10">
            <text:p>0.11875</text:p>
          </table:table-cell>
          <table:table-cell office:value-type="float" office:value="0.17812499999999998" table:formula="of:=[.$C$25]*[.L25]" table:style-name="ce10">
            <text:p>0.178125</text:p>
          </table:table-cell>
          <table:table-cell office:value-type="float" office:value="0.23749999999999999" table:formula="of:=[.$C$25]*[.M25]" table:style-name="ce11">
            <text:p>0.2375</text:p>
          </table:table-cell>
          <table:table-cell office:value-type="float" office:value="0.1125" table:formula="of:=[.$D$25]*[.K25]" table:style-name="ce12">
            <text:p>0.1125</text:p>
          </table:table-cell>
          <table:table-cell office:value-type="float" office:value="0.16875000000000001" table:formula="of:=[.$D$25]*[.L25]" table:style-name="ce10">
            <text:p>0.16875</text:p>
          </table:table-cell>
          <table:table-cell office:value-type="float" office:value="0.22500000000000001" table:formula="of:=[.$D$25]*[.M25]" table:style-name="ce11">
            <text:p>0.225</text:p>
          </table:table-cell>
          <table:table-cell office:value-type="float" office:value="0.11874999999999999" table:formula="of:=[.$E$25]*[.K25]" table:style-name="ce12">
            <text:p>0.11875</text:p>
          </table:table-cell>
          <table:table-cell office:value-type="float" office:value="0.17812499999999998" table:formula="of:=[.$E$25]*[.L25]" table:style-name="ce10">
            <text:p>0.178125</text:p>
          </table:table-cell>
          <table:table-cell office:value-type="float" office:value="0.23749999999999999" table:formula="of:=[.$E$25]*[.M25]" table:style-name="ce11">
            <text:p>0.2375</text:p>
          </table:table-cell>
          <table:table-cell office:value-type="float" office:value="0.11874999999999999" table:formula="of:=[.$F$25]*[.K25]" table:style-name="ce12">
            <text:p>0.11875</text:p>
          </table:table-cell>
          <table:table-cell office:value-type="float" office:value="0.17812499999999998" table:formula="of:=[.$F$25]*[.L25]" table:style-name="ce10">
            <text:p>0.178125</text:p>
          </table:table-cell>
          <table:table-cell office:value-type="float" office:value="0.23749999999999999" table:formula="of:=[.$F$25]*[.M25]" table:style-name="ce11">
            <text:p>0.23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2" table:style-name="ce14">
            <text:p>2</text:p>
          </table:table-cell>
          <table:table-cell office:value-type="float" office:value="0.17812499999999998" table:formula="of:=[.$C$25]*[.K26]" table:style-name="ce10">
            <text:p>0.178125</text:p>
          </table:table-cell>
          <table:table-cell office:value-type="float" office:value="0.26718749999999997" table:formula="of:=[.$C$25]*[.L26]" table:style-name="ce10">
            <text:p>0.2671875</text:p>
          </table:table-cell>
          <table:table-cell office:value-type="float" office:value="0.35624999999999996" table:formula="of:=[.$C$25]*[.M26]" table:style-name="ce11">
            <text:p>0.35625</text:p>
          </table:table-cell>
          <table:table-cell office:value-type="float" office:value="0.16875000000000001" table:formula="of:=[.$D$25]*[.K26]" table:style-name="ce12">
            <text:p>0.16875</text:p>
          </table:table-cell>
          <table:table-cell office:value-type="float" office:value="0.25312499999999999" table:formula="of:=[.$D$25]*[.L26]" table:style-name="ce10">
            <text:p>0.253125</text:p>
          </table:table-cell>
          <table:table-cell office:value-type="float" office:value="0.33750000000000002" table:formula="of:=[.$D$25]*[.M26]" table:style-name="ce11">
            <text:p>0.3375</text:p>
          </table:table-cell>
          <table:table-cell office:value-type="float" office:value="0.17812499999999998" table:formula="of:=[.$E$25]*[.K26]" table:style-name="ce12">
            <text:p>0.178125</text:p>
          </table:table-cell>
          <table:table-cell office:value-type="float" office:value="0.26718749999999997" table:formula="of:=[.$E$25]*[.L26]" table:style-name="ce10">
            <text:p>0.2671875</text:p>
          </table:table-cell>
          <table:table-cell office:value-type="float" office:value="0.35624999999999996" table:formula="of:=[.$E$25]*[.M26]" table:style-name="ce11">
            <text:p>0.35625</text:p>
          </table:table-cell>
          <table:table-cell office:value-type="float" office:value="0.17812499999999998" table:formula="of:=[.$F$25]*[.K26]" table:style-name="ce12">
            <text:p>0.178125</text:p>
          </table:table-cell>
          <table:table-cell office:value-type="float" office:value="0.26718749999999997" table:formula="of:=[.$F$25]*[.L26]" table:style-name="ce10">
            <text:p>0.2671875</text:p>
          </table:table-cell>
          <table:table-cell office:value-type="float" office:value="0.35624999999999996" table:formula="of:=[.$F$25]*[.M26]" table:style-name="ce11">
            <text:p>0.3562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3" table:style-name="ce14">
            <text:p>3</text:p>
          </table:table-cell>
          <table:table-cell office:value-type="float" office:value="0.23749999999999999" table:formula="of:=[.$C$25]*[.K27]" table:style-name="ce15">
            <text:p>0.2375</text:p>
          </table:table-cell>
          <table:table-cell office:value-type="float" office:value="0.35624999999999996" table:formula="of:=[.$C$25]*[.L27]" table:style-name="ce15">
            <text:p>0.35625</text:p>
          </table:table-cell>
          <table:table-cell office:value-type="float" office:value="0.47499999999999998" table:formula="of:=[.$C$25]*[.M27]" table:style-name="ce16">
            <text:p>0.475</text:p>
          </table:table-cell>
          <table:table-cell office:value-type="float" office:value="0.22500000000000001" table:formula="of:=[.$D$25]*[.K27]" table:style-name="ce17">
            <text:p>0.225</text:p>
          </table:table-cell>
          <table:table-cell office:value-type="float" office:value="0.33750000000000002" table:formula="of:=[.$D$25]*[.L27]" table:style-name="ce15">
            <text:p>0.3375</text:p>
          </table:table-cell>
          <table:table-cell office:value-type="float" office:value="0.45" table:formula="of:=[.$D$25]*[.M27]" table:style-name="ce16">
            <text:p>0.45</text:p>
          </table:table-cell>
          <table:table-cell office:value-type="float" office:value="0.23749999999999999" table:formula="of:=[.$E$25]*[.K27]" table:style-name="ce17">
            <text:p>0.2375</text:p>
          </table:table-cell>
          <table:table-cell office:value-type="float" office:value="0.35624999999999996" table:formula="of:=[.$E$25]*[.L27]" table:style-name="ce15">
            <text:p>0.35625</text:p>
          </table:table-cell>
          <table:table-cell office:value-type="float" office:value="0.47499999999999998" table:formula="of:=[.$E$25]*[.M27]" table:style-name="ce16">
            <text:p>0.475</text:p>
          </table:table-cell>
          <table:table-cell office:value-type="float" office:value="0.23749999999999999" table:formula="of:=[.$F$25]*[.K27]" table:style-name="ce17">
            <text:p>0.2375</text:p>
          </table:table-cell>
          <table:table-cell office:value-type="float" office:value="0.35624999999999996" table:formula="of:=[.$F$25]*[.L27]" table:style-name="ce15">
            <text:p>0.35625</text:p>
          </table:table-cell>
          <table:table-cell office:value-type="float" office:value="0.47499999999999998" table:formula="of:=[.$F$25]*[.M27]" table:style-name="ce16">
            <text:p>0.4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4" table:style-name="ce14">
            <text:p>4</text:p>
          </table:table-cell>
          <table:table-cell office:value-type="float" office:value="6.25E-2" table:formula="of:=[.$C$26]*[.K25]" table:style-name="ce18">
            <text:p>0.0625</text:p>
          </table:table-cell>
          <table:table-cell office:value-type="float" office:value="9.375E-2" table:formula="of:=[.$C$26]*[.L25]" table:style-name="ce18">
            <text:p>0.09375</text:p>
          </table:table-cell>
          <table:table-cell office:value-type="float" office:value="0.125" table:formula="of:=[.$C$26]*[.M25]" table:style-name="ce19">
            <text:p>0.125</text:p>
          </table:table-cell>
          <table:table-cell office:value-type="float" office:value="7.4999999999999997E-2" table:formula="of:=[.$D$26]*[.K25]" table:style-name="ce20">
            <text:p>0.075</text:p>
          </table:table-cell>
          <table:table-cell office:value-type="float" office:value="0.11249999999999999" table:formula="of:=[.$D$26]*[.L25]" table:style-name="ce18">
            <text:p>0.1125</text:p>
          </table:table-cell>
          <table:table-cell office:value-type="float" office:value="0.15" table:formula="of:=[.$D$26]*[.M25]" table:style-name="ce19">
            <text:p>0.15</text:p>
          </table:table-cell>
          <table:table-cell office:value-type="float" office:value="9.375E-2" table:formula="of:=[.$E$26]*[.K25]" table:style-name="ce20">
            <text:p>0.09375</text:p>
          </table:table-cell>
          <table:table-cell office:value-type="float" office:value="0.140625" table:formula="of:=[.$E$26]*[.L25]" table:style-name="ce18">
            <text:p>0.140625</text:p>
          </table:table-cell>
          <table:table-cell office:value-type="float" office:value="0.1875" table:formula="of:=[.$E$26]*[.M25]" table:style-name="ce19">
            <text:p>0.1875</text:p>
          </table:table-cell>
          <table:table-cell office:value-type="float" office:value="6.8750000000000006E-2" table:formula="of:=[.$F$26]*[.K25]" table:style-name="ce20">
            <text:p>0.06875</text:p>
          </table:table-cell>
          <table:table-cell office:value-type="float" office:value="0.10312500000000001" table:formula="of:=[.$F$26]*[.L25]" table:style-name="ce18">
            <text:p>0.103125</text:p>
          </table:table-cell>
          <table:table-cell office:value-type="float" office:value="0.13750000000000001" table:formula="of:=[.$F$26]*[.M25]" table:style-name="ce19">
            <text:p>0.13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5" table:style-name="ce14">
            <text:p>5</text:p>
          </table:table-cell>
          <table:table-cell office:value-type="float" office:value="9.375E-2" table:formula="of:=[.$C$26]*[.K26]" table:style-name="ce10">
            <text:p>0.09375</text:p>
          </table:table-cell>
          <table:table-cell office:value-type="float" office:value="0.140625" table:formula="of:=[.$C$26]*[.L26]" table:style-name="ce10">
            <text:p>0.140625</text:p>
          </table:table-cell>
          <table:table-cell office:value-type="float" office:value="0.1875" table:formula="of:=[.$C$26]*[.M26]" table:style-name="ce11">
            <text:p>0.1875</text:p>
          </table:table-cell>
          <table:table-cell office:value-type="float" office:value="0.11249999999999999" table:formula="of:=[.$D$26]*[.K26]" table:style-name="ce12">
            <text:p>0.1125</text:p>
          </table:table-cell>
          <table:table-cell office:value-type="float" office:value="0.16874999999999998" table:formula="of:=[.$D$26]*[.L26]" table:style-name="ce10">
            <text:p>0.16875</text:p>
          </table:table-cell>
          <table:table-cell office:value-type="float" office:value="0.22499999999999998" table:formula="of:=[.$D$26]*[.M26]" table:style-name="ce11">
            <text:p>0.225</text:p>
          </table:table-cell>
          <table:table-cell office:value-type="float" office:value="0.140625" table:formula="of:=[.$E$26]*[.K26]" table:style-name="ce12">
            <text:p>0.140625</text:p>
          </table:table-cell>
          <table:table-cell office:value-type="float" office:value="0.2109375" table:formula="of:=[.$E$26]*[.L26]" table:style-name="ce10">
            <text:p>0.2109375</text:p>
          </table:table-cell>
          <table:table-cell office:value-type="float" office:value="0.28125" table:formula="of:=[.$E$26]*[.M26]" table:style-name="ce11">
            <text:p>0.28125</text:p>
          </table:table-cell>
          <table:table-cell office:value-type="float" office:value="0.10312500000000001" table:formula="of:=[.$F$26]*[.K26]" table:style-name="ce12">
            <text:p>0.103125</text:p>
          </table:table-cell>
          <table:table-cell office:value-type="float" office:value="0.15468750000000001" table:formula="of:=[.$F$26]*[.L26]" table:style-name="ce10">
            <text:p>0.1546875</text:p>
          </table:table-cell>
          <table:table-cell office:value-type="float" office:value="0.20625000000000002" table:formula="of:=[.$F$26]*[.M26]" table:style-name="ce11">
            <text:p>0.2062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6" table:style-name="ce14">
            <text:p>6</text:p>
          </table:table-cell>
          <table:table-cell office:value-type="float" office:value="0.125" table:formula="of:=[.$C$26]*[.K27]" table:style-name="ce15">
            <text:p>0.125</text:p>
          </table:table-cell>
          <table:table-cell office:value-type="float" office:value="0.1875" table:formula="of:=[.$C$26]*[.L27]" table:style-name="ce15">
            <text:p>0.1875</text:p>
          </table:table-cell>
          <table:table-cell office:value-type="float" office:value="0.25" table:formula="of:=[.$C$26]*[.M27]" table:style-name="ce16">
            <text:p>0.25</text:p>
          </table:table-cell>
          <table:table-cell office:value-type="float" office:value="0.15" table:formula="of:=[.$D$26]*[.K27]" table:style-name="ce17">
            <text:p>0.15</text:p>
          </table:table-cell>
          <table:table-cell office:value-type="float" office:value="0.22499999999999998" table:formula="of:=[.$D$26]*[.L27]" table:style-name="ce15">
            <text:p>0.225</text:p>
          </table:table-cell>
          <table:table-cell office:value-type="float" office:value="0.3" table:formula="of:=[.$D$26]*[.M27]" table:style-name="ce16">
            <text:p>0.3</text:p>
          </table:table-cell>
          <table:table-cell office:value-type="float" office:value="0.1875" table:formula="of:=[.$E$26]*[.K27]" table:style-name="ce17">
            <text:p>0.1875</text:p>
          </table:table-cell>
          <table:table-cell office:value-type="float" office:value="0.28125" table:formula="of:=[.$E$26]*[.L27]" table:style-name="ce15">
            <text:p>0.28125</text:p>
          </table:table-cell>
          <table:table-cell office:value-type="float" office:value="0.375" table:formula="of:=[.$E$26]*[.M27]" table:style-name="ce16">
            <text:p>0.375</text:p>
          </table:table-cell>
          <table:table-cell office:value-type="float" office:value="0.13750000000000001" table:formula="of:=[.$F$26]*[.K27]" table:style-name="ce17">
            <text:p>0.1375</text:p>
          </table:table-cell>
          <table:table-cell office:value-type="float" office:value="0.20625000000000002" table:formula="of:=[.$F$26]*[.L27]" table:style-name="ce15">
            <text:p>0.20625</text:p>
          </table:table-cell>
          <table:table-cell office:value-type="float" office:value="0.27500000000000002" table:formula="of:=[.$F$26]*[.M27]" table:style-name="ce16">
            <text:p>0.2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7" table:style-name="ce14">
            <text:p>7</text:p>
          </table:table-cell>
          <table:table-cell office:value-type="float" office:value="8.7499999999999994E-2" table:formula="of:=[.$C$27]*[.K25]" table:style-name="ce18">
            <text:p>0.0875</text:p>
          </table:table-cell>
          <table:table-cell office:value-type="float" office:value="0.13124999999999998" table:formula="of:=[.$C$27]*[.L25]" table:style-name="ce18">
            <text:p>0.13125</text:p>
          </table:table-cell>
          <table:table-cell office:value-type="float" office:value="0.17499999999999999" table:formula="of:=[.$C$27]*[.M25]" table:style-name="ce19">
            <text:p>0.175</text:p>
          </table:table-cell>
          <table:table-cell office:value-type="float" office:value="9.375E-2" table:formula="of:=[.$D$27]*[.K25]" table:style-name="ce20">
            <text:p>0.09375</text:p>
          </table:table-cell>
          <table:table-cell office:value-type="float" office:value="0.140625" table:formula="of:=[.$D$27]*[.L25]" table:style-name="ce18">
            <text:p>0.140625</text:p>
          </table:table-cell>
          <table:table-cell office:value-type="float" office:value="0.1875" table:formula="of:=[.$D$27]*[.M25]" table:style-name="ce19">
            <text:p>0.1875</text:p>
          </table:table-cell>
          <table:table-cell office:value-type="float" office:value="9.375E-2" table:formula="of:=[.$E$27]*[.K25]" table:style-name="ce20">
            <text:p>0.09375</text:p>
          </table:table-cell>
          <table:table-cell office:value-type="float" office:value="0.140625" table:formula="of:=[.$E$27]*[.L25]" table:style-name="ce18">
            <text:p>0.140625</text:p>
          </table:table-cell>
          <table:table-cell office:value-type="float" office:value="0.1875" table:formula="of:=[.$E$27]*[.M25]" table:style-name="ce19">
            <text:p>0.1875</text:p>
          </table:table-cell>
          <table:table-cell office:value-type="float" office:value="0.1" table:formula="of:=[.$F$27]*[.K25]" table:style-name="ce20">
            <text:p>0.1</text:p>
          </table:table-cell>
          <table:table-cell office:value-type="float" office:value="0.15000000000000002" table:formula="of:=[.$F$27]*[.L25]" table:style-name="ce18">
            <text:p>0.15</text:p>
          </table:table-cell>
          <table:table-cell office:value-type="float" office:value="0.2" table:formula="of:=[.$F$27]*[.M25]" table:style-name="ce19">
            <text:p>0.2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8" table:style-name="ce14">
            <text:p>8</text:p>
          </table:table-cell>
          <table:table-cell office:value-type="float" office:value="0.13124999999999998" table:formula="of:=[.$C$27]*[.K26]" table:style-name="ce10">
            <text:p>0.13125</text:p>
          </table:table-cell>
          <table:table-cell office:value-type="float" office:value="0.19687499999999999" table:formula="of:=[.$C$27]*[.L26]" table:style-name="ce10">
            <text:p>0.196875</text:p>
          </table:table-cell>
          <table:table-cell office:value-type="float" office:value="0.26249999999999996" table:formula="of:=[.$C$27]*[.M26]" table:style-name="ce11">
            <text:p>0.2625</text:p>
          </table:table-cell>
          <table:table-cell office:value-type="float" office:value="0.140625" table:formula="of:=[.$D$27]*[.K26]" table:style-name="ce12">
            <text:p>0.140625</text:p>
          </table:table-cell>
          <table:table-cell office:value-type="float" office:value="0.2109375" table:formula="of:=[.$D$27]*[.L26]" table:style-name="ce10">
            <text:p>0.2109375</text:p>
          </table:table-cell>
          <table:table-cell office:value-type="float" office:value="0.28125" table:formula="of:=[.$D$27]*[.M26]" table:style-name="ce11">
            <text:p>0.28125</text:p>
          </table:table-cell>
          <table:table-cell office:value-type="float" office:value="0.140625" table:formula="of:=[.$E$27]*[.K26]" table:style-name="ce12">
            <text:p>0.140625</text:p>
          </table:table-cell>
          <table:table-cell office:value-type="float" office:value="0.2109375" table:formula="of:=[.$E$27]*[.L26]" table:style-name="ce10">
            <text:p>0.2109375</text:p>
          </table:table-cell>
          <table:table-cell office:value-type="float" office:value="0.28125" table:formula="of:=[.$E$27]*[.M26]" table:style-name="ce11">
            <text:p>0.28125</text:p>
          </table:table-cell>
          <table:table-cell office:value-type="float" office:value="0.15000000000000002" table:formula="of:=[.$F$27]*[.K26]" table:style-name="ce12">
            <text:p>0.15</text:p>
          </table:table-cell>
          <table:table-cell office:value-type="float" office:value="0.22500000000000001" table:formula="of:=[.$F$27]*[.L26]" table:style-name="ce10">
            <text:p>0.225</text:p>
          </table:table-cell>
          <table:table-cell office:value-type="float" office:value="0.30000000000000004" table:formula="of:=[.$F$27]*[.M26]" table:style-name="ce11">
            <text:p>0.3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9" table:style-name="ce14">
            <text:p>9</text:p>
          </table:table-cell>
          <table:table-cell office:value-type="float" office:value="0.17499999999999999" table:formula="of:=[.$C$27]*[.K27]" table:style-name="ce15">
            <text:p>0.175</text:p>
          </table:table-cell>
          <table:table-cell office:value-type="float" office:value="0.26249999999999996" table:formula="of:=[.$C$27]*[.L27]" table:style-name="ce15">
            <text:p>0.2625</text:p>
          </table:table-cell>
          <table:table-cell office:value-type="float" office:value="0.35" table:formula="of:=[.$C$27]*[.M27]" table:style-name="ce16">
            <text:p>0.35</text:p>
          </table:table-cell>
          <table:table-cell office:value-type="float" office:value="0.1875" table:formula="of:=[.$D$27]*[.K27]" table:style-name="ce17">
            <text:p>0.1875</text:p>
          </table:table-cell>
          <table:table-cell office:value-type="float" office:value="0.28125" table:formula="of:=[.$D$27]*[.L27]" table:style-name="ce15">
            <text:p>0.28125</text:p>
          </table:table-cell>
          <table:table-cell office:value-type="float" office:value="0.375" table:formula="of:=[.$D$27]*[.M27]" table:style-name="ce16">
            <text:p>0.375</text:p>
          </table:table-cell>
          <table:table-cell office:value-type="float" office:value="0.1875" table:formula="of:=[.$E$27]*[.K27]" table:style-name="ce17">
            <text:p>0.1875</text:p>
          </table:table-cell>
          <table:table-cell office:value-type="float" office:value="0.28125" table:formula="of:=[.$E$27]*[.L27]" table:style-name="ce15">
            <text:p>0.28125</text:p>
          </table:table-cell>
          <table:table-cell office:value-type="float" office:value="0.375" table:formula="of:=[.$E$27]*[.M27]" table:style-name="ce16">
            <text:p>0.375</text:p>
          </table:table-cell>
          <table:table-cell office:value-type="float" office:value="0.2" table:formula="of:=[.$F$27]*[.K27]" table:style-name="ce17">
            <text:p>0.2</text:p>
          </table:table-cell>
          <table:table-cell office:value-type="float" office:value="0.30000000000000004" table:formula="of:=[.$F$27]*[.L27]" table:style-name="ce15">
            <text:p>0.3</text:p>
          </table:table-cell>
          <table:table-cell office:value-type="float" office:value="0.4" table:formula="of:=[.$F$27]*[.M27]" table:style-name="ce16">
            <text:p>0.4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10" table:style-name="ce14">
            <text:p>10</text:p>
          </table:table-cell>
          <table:table-cell office:value-type="float" office:value="6.25E-2" table:formula="of:=[.$C$28]*[.K25]" table:style-name="ce18">
            <text:p>0.0625</text:p>
          </table:table-cell>
          <table:table-cell office:value-type="float" office:value="9.375E-2" table:formula="of:=[.$C$28]*[.L25]" table:style-name="ce18">
            <text:p>0.09375</text:p>
          </table:table-cell>
          <table:table-cell office:value-type="float" office:value="0.125" table:formula="of:=[.$C$28]*[.M25]" table:style-name="ce19">
            <text:p>0.125</text:p>
          </table:table-cell>
          <table:table-cell office:value-type="float" office:value="5.6250000000000001E-2" table:formula="of:=[.$D$28]*[.K25]" table:style-name="ce20">
            <text:p>0.05625</text:p>
          </table:table-cell>
          <table:table-cell office:value-type="float" office:value="8.4375000000000006E-2" table:formula="of:=[.$D$28]*[.L25]" table:style-name="ce18">
            <text:p>0.084375</text:p>
          </table:table-cell>
          <table:table-cell office:value-type="float" office:value="0.1125" table:formula="of:=[.$D$28]*[.M25]" table:style-name="ce19">
            <text:p>0.1125</text:p>
          </table:table-cell>
          <table:table-cell office:value-type="float" office:value="8.1250000000000003E-2" table:formula="of:=[.$E$28]*[.K25]" table:style-name="ce20">
            <text:p>0.08125</text:p>
          </table:table-cell>
          <table:table-cell office:value-type="float" office:value="0.12187500000000001" table:formula="of:=[.$E$28]*[.L25]" table:style-name="ce18">
            <text:p>0.121875</text:p>
          </table:table-cell>
          <table:table-cell office:value-type="float" office:value="0.16250000000000001" table:formula="of:=[.$E$28]*[.M25]" table:style-name="ce19">
            <text:p>0.1625</text:p>
          </table:table-cell>
          <table:table-cell office:value-type="float" office:value="8.7499999999999994E-2" table:formula="of:=[.$F$28]*[.K25]" table:style-name="ce20">
            <text:p>0.0875</text:p>
          </table:table-cell>
          <table:table-cell office:value-type="float" office:value="0.13124999999999998" table:formula="of:=[.$F$28]*[.L25]" table:style-name="ce18">
            <text:p>0.13125</text:p>
          </table:table-cell>
          <table:table-cell office:value-type="float" office:value="0.17499999999999999" table:formula="of:=[.$F$28]*[.M25]" table:style-name="ce19">
            <text:p>0.1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11" table:style-name="ce14">
            <text:p>11</text:p>
          </table:table-cell>
          <table:table-cell office:value-type="float" office:value="9.375E-2" table:formula="of:=[.$C$28]*[.K26]" table:style-name="ce10">
            <text:p>0.09375</text:p>
          </table:table-cell>
          <table:table-cell office:value-type="float" office:value="0.140625" table:formula="of:=[.$C$28]*[.L26]" table:style-name="ce10">
            <text:p>0.140625</text:p>
          </table:table-cell>
          <table:table-cell office:value-type="float" office:value="0.1875" table:formula="of:=[.$C$28]*[.M26]" table:style-name="ce11">
            <text:p>0.1875</text:p>
          </table:table-cell>
          <table:table-cell office:value-type="float" office:value="8.4375000000000006E-2" table:formula="of:=[.$D$28]*[.K26]" table:style-name="ce12">
            <text:p>0.084375</text:p>
          </table:table-cell>
          <table:table-cell office:value-type="float" office:value="0.12656249999999999" table:formula="of:=[.$D$28]*[.L26]" table:style-name="ce10">
            <text:p>0.1265625</text:p>
          </table:table-cell>
          <table:table-cell office:value-type="float" office:value="0.16875000000000001" table:formula="of:=[.$D$28]*[.M26]" table:style-name="ce11">
            <text:p>0.16875</text:p>
          </table:table-cell>
          <table:table-cell office:value-type="float" office:value="0.12187500000000001" table:formula="of:=[.$E$28]*[.K26]" table:style-name="ce12">
            <text:p>0.121875</text:p>
          </table:table-cell>
          <table:table-cell office:value-type="float" office:value="0.18281250000000002" table:formula="of:=[.$E$28]*[.L26]" table:style-name="ce10">
            <text:p>0.1828125</text:p>
          </table:table-cell>
          <table:table-cell office:value-type="float" office:value="0.24375000000000002" table:formula="of:=[.$E$28]*[.M26]" table:style-name="ce11">
            <text:p>0.24375</text:p>
          </table:table-cell>
          <table:table-cell office:value-type="float" office:value="0.13124999999999998" table:formula="of:=[.$F$28]*[.K26]" table:style-name="ce12">
            <text:p>0.13125</text:p>
          </table:table-cell>
          <table:table-cell office:value-type="float" office:value="0.19687499999999999" table:formula="of:=[.$F$28]*[.L26]" table:style-name="ce10">
            <text:p>0.196875</text:p>
          </table:table-cell>
          <table:table-cell office:value-type="float" office:value="0.26249999999999996" table:formula="of:=[.$F$28]*[.M26]" table:style-name="ce11">
            <text:p>0.262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12" table:style-name="ce14">
            <text:p>12</text:p>
          </table:table-cell>
          <table:table-cell office:value-type="float" office:value="0.125" table:formula="of:=[.$C$28]*[.K27]" table:style-name="ce15">
            <text:p>0.125</text:p>
          </table:table-cell>
          <table:table-cell office:value-type="float" office:value="0.1875" table:formula="of:=[.$C$28]*[.L27]" table:style-name="ce15">
            <text:p>0.1875</text:p>
          </table:table-cell>
          <table:table-cell office:value-type="float" office:value="0.25" table:formula="of:=[.$C$28]*[.M27]" table:style-name="ce16">
            <text:p>0.25</text:p>
          </table:table-cell>
          <table:table-cell office:value-type="float" office:value="0.1125" table:formula="of:=[.$D$28]*[.K27]" table:style-name="ce17">
            <text:p>0.1125</text:p>
          </table:table-cell>
          <table:table-cell office:value-type="float" office:value="0.16875000000000001" table:formula="of:=[.$D$28]*[.L27]" table:style-name="ce15">
            <text:p>0.16875</text:p>
          </table:table-cell>
          <table:table-cell office:value-type="float" office:value="0.22500000000000001" table:formula="of:=[.$D$28]*[.M27]" table:style-name="ce16">
            <text:p>0.225</text:p>
          </table:table-cell>
          <table:table-cell office:value-type="float" office:value="0.16250000000000001" table:formula="of:=[.$E$28]*[.K27]" table:style-name="ce17">
            <text:p>0.1625</text:p>
          </table:table-cell>
          <table:table-cell office:value-type="float" office:value="0.24375000000000002" table:formula="of:=[.$E$28]*[.L27]" table:style-name="ce15">
            <text:p>0.24375</text:p>
          </table:table-cell>
          <table:table-cell office:value-type="float" office:value="0.32500000000000001" table:formula="of:=[.$E$28]*[.M27]" table:style-name="ce16">
            <text:p>0.325</text:p>
          </table:table-cell>
          <table:table-cell office:value-type="float" office:value="0.17499999999999999" table:formula="of:=[.$F$28]*[.K27]" table:style-name="ce17">
            <text:p>0.175</text:p>
          </table:table-cell>
          <table:table-cell office:value-type="float" office:value="0.26249999999999996" table:formula="of:=[.$F$28]*[.L27]" table:style-name="ce15">
            <text:p>0.2625</text:p>
          </table:table-cell>
          <table:table-cell office:value-type="float" office:value="0.35" table:formula="of:=[.$F$28]*[.M27]" table:style-name="ce16">
            <text:p>0.3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13" table:style-name="ce8">
            <text:p>13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2">
            <text:p>0.005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14" table:style-name="ce5"/>
          <table:table-cell table:number-columns-repeated="16369"/>
        </table:table-row>
        <table:table-row table:style-name="ro1">
          <table:table-cell table:style-name="ce1"/>
          <table:table-cell table:style-name="ce5"/>
          <table:table-cell office:value-type="string" table:number-columns-spanned="13" table:number-rows-spanned="1" table:style-name="ce48">
            <text:p>V0</text:p>
          </table:table-cell>
          <table:covered-table-cell table:number-columns-repeated="12"/>
          <table:table-cell table:number-columns-repeated="16369"/>
        </table:table-row>
        <table:table-row table:style-name="ro2">
          <table:table-cell table:style-name="ce1"/>
          <table:table-cell table:style-name="ce5"/>
          <table:table-cell office:value-type="float" office:value="1" table:style-name="ce23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5">
            <text:p>13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"/>
          <table:table-cell office:value-type="float" office:value="60" table:formula="of:=[.$C$29]*[.K28]" table:style-name="ce26">
            <text:p>60</text:p>
          </table:table-cell>
          <table:table-cell office:value-type="float" office:value="90" table:formula="of:=[.$C$29]*[.L28]" table:style-name="ce27">
            <text:p>90</text:p>
          </table:table-cell>
          <table:table-cell office:value-type="float" office:value="120" table:formula="of:=[.$C$29]*[.M28]" table:style-name="ce28">
            <text:p>120</text:p>
          </table:table-cell>
          <table:table-cell office:value-type="float" office:value="50" table:formula="of:=[.$D$29]*[.K28]" table:style-name="ce27">
            <text:p>50</text:p>
          </table:table-cell>
          <table:table-cell office:value-type="float" office:value="75" table:formula="of:=[.$D$29]*[.L28]" table:style-name="ce27">
            <text:p>75</text:p>
          </table:table-cell>
          <table:table-cell office:value-type="float" office:value="100" table:formula="of:=[.$D$29]*[.M28]" table:style-name="ce28">
            <text:p>100</text:p>
          </table:table-cell>
          <table:table-cell office:value-type="float" office:value="70" table:formula="of:=[.$E$29]*[.K28]" table:style-name="ce27">
            <text:p>70</text:p>
          </table:table-cell>
          <table:table-cell office:value-type="float" office:value="105" table:formula="of:=[.$E$29]*[.L28]" table:style-name="ce27">
            <text:p>105</text:p>
          </table:table-cell>
          <table:table-cell office:value-type="float" office:value="140" table:formula="of:=[.$E$29]*[.M28]" table:style-name="ce28">
            <text:p>140</text:p>
          </table:table-cell>
          <table:table-cell office:value-type="float" office:value="100" table:formula="of:=[.$F$29]*[.K28]" table:style-name="ce27">
            <text:p>100</text:p>
          </table:table-cell>
          <table:table-cell office:value-type="float" office:value="150" table:formula="of:=[.$F$29]*[.L28]" table:style-name="ce27">
            <text:p>150</text:p>
          </table:table-cell>
          <table:table-cell office:value-type="float" office:value="200" table:formula="of:=[.$F$29]*[.M28]" table:style-name="ce28">
            <text:p>200</text:p>
          </table:table-cell>
          <table:table-cell office:value-type="float" office:value="20" table:style-name="ce22">
            <text:p>20</text:p>
          </table:table-cell>
          <table:table-cell table:number-columns-repeated="16369"/>
        </table:table-row>
        <table:table-row table:style-name="ro2">
          <table:table-cell table:style-name="ce1"/>
          <table:table-cell table:number-columns-repeated="14" table:style-name="ce5"/>
          <table:table-cell table:number-columns-repeated="16369"/>
        </table:table-row>
        <table:table-row table:style-name="ro2">
          <table:table-cell table:style-name="ce1"/>
          <table:table-cell table:style-name="ce5"/>
          <table:table-cell table:number-columns-repeated="4" table:style-name="ce1"/>
          <table:table-cell table:number-columns-repeated="9" table:style-name="ce5"/>
          <table:table-cell table:number-columns-repeated="16369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number-columns-repeated="9" table:style-name="ce5"/>
          <table:table-cell table:number-columns-repeated="16369"/>
        </table:table-row>
        <table:table-row table:style-name="ro1">
          <table:table-cell table:number-columns-spanned="2" table:number-rows-spanned="2" table:style-name="ce49"/>
          <table:covered-table-cell/>
          <table:table-cell office:value-type="string" table:number-columns-spanned="4" table:number-rows-spanned="1" table:style-name="ce58">
            <text:p>Burning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2" table:number-rows-spanned="2" table:style-name="ce51">
            <text:p>PROB MASK</text:p>
          </table:table-cell>
          <table:covered-table-cell/>
          <table:table-cell office:value-type="string" table:number-columns-spanned="3" table:number-rows-spanned="1" table:style-name="ce52">
            <text:p>Burning</text:p>
          </table:table-cell>
          <table:covered-table-cell table:number-columns-repeated="2"/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float" office:value="3" table:style-name="ce2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9" table:style-name="ce29">
            <text:p>9</text:p>
          </table:table-cell>
          <table:table-cell office:value-type="float" office:value="12" table:style-name="ce30">
            <text:p>12</text:p>
          </table:table-cell>
          <table:table-cell table:number-columns-repeated="2" table:style-name="ce5"/>
          <table:covered-table-cell/>
          <table:covered-table-cell/>
          <table:table-cell office:value-type="string" table:style-name="ce31">
            <text:p>low</text:p>
          </table:table-cell>
          <table:table-cell office:value-type="string" table:style-name="ce32">
            <text:p>medium</text:p>
          </table:table-cell>
          <table:table-cell office:value-type="string" table:style-name="ce33">
            <text:p>high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57">
            <text:p>To be ignited</text:p>
          </table:table-cell>
          <table:table-cell office:value-type="float" office:value="3" table:style-name="ce34">
            <text:p>3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45" table:style-name="ce18">
            <text:p>0.45</text:p>
          </table:table-cell>
          <table:table-cell office:value-type="float" office:value="0.47499999999999998" table:style-name="ce18">
            <text:p>0.475</text:p>
          </table:table-cell>
          <table:table-cell office:value-type="float" office:value="0.47499999999999998" table:style-name="ce35">
            <text:p>0.475</text:p>
          </table:table-cell>
          <table:table-cell table:number-columns-repeated="2" table:style-name="ce5"/>
          <table:table-cell office:value-type="string" table:number-columns-spanned="1" table:number-rows-spanned="3" table:style-name="ce54">
            <text:p>To be ignited</text:p>
          </table:table-cell>
          <table:table-cell office:value-type="string" table:style-name="ce36">
            <text:p>low</text:p>
          </table:table-cell>
          <table:table-cell office:value-type="float" office:value="0.25" table:style-name="ce8">
            <text:p>0.25</text:p>
          </table:table-cell>
          <table:table-cell office:value-type="float" office:value="0.375" table:style-name="ce37">
            <text:p>0.375</text:p>
          </table:table-cell>
          <table:table-cell office:value-type="float" office:value="0.5" table:formula="of:=[.$K$28]*[.$M$28]" table:style-name="ce38">
            <text:p>0.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float" office:value="6" table:style-name="ce17">
            <text:p>6</text:p>
          </table:table-cell>
          <table:table-cell office:value-type="float" office:value="0.25" table:style-name="ce12">
            <text:p>0.25</text:p>
          </table:table-cell>
          <table:table-cell office:value-type="float" office:value="0.3" table:style-name="ce10">
            <text:p>0.3</text:p>
          </table:table-cell>
          <table:table-cell office:value-type="float" office:value="0.375" table:style-name="ce10">
            <text:p>0.375</text:p>
          </table:table-cell>
          <table:table-cell office:value-type="float" office:value="0.27500000000000002" table:style-name="ce39">
            <text:p>0.275</text:p>
          </table:table-cell>
          <table:table-cell table:number-columns-repeated="2" table:style-name="ce5"/>
          <table:covered-table-cell/>
          <table:table-cell office:value-type="string" table:style-name="ce32">
            <text:p>medium</text:p>
          </table:table-cell>
          <table:table-cell office:value-type="float" office:value="0.375" table:style-name="ce37">
            <text:p>0.375</text:p>
          </table:table-cell>
          <table:table-cell office:value-type="float" office:value="0.5625" table:style-name="ce37">
            <text:p>0.5625</text:p>
          </table:table-cell>
          <table:table-cell office:value-type="float" office:value="0.75" table:style-name="ce38">
            <text:p>0.7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float" office:value="9" table:style-name="ce34">
            <text:p>9</text:p>
          </table:table-cell>
          <table:table-cell office:value-type="float" office:value="0.35" table:style-name="ce12">
            <text:p>0.35</text:p>
          </table:table-cell>
          <table:table-cell office:value-type="float" office:value="0.375" table:style-name="ce10">
            <text:p>0.375</text:p>
          </table:table-cell>
          <table:table-cell office:value-type="float" office:value="0.375" table:style-name="ce10">
            <text:p>0.375</text:p>
          </table:table-cell>
          <table:table-cell office:value-type="float" office:value="0.4" table:style-name="ce39">
            <text:p>0.4</text:p>
          </table:table-cell>
          <table:table-cell table:number-columns-repeated="2" table:style-name="ce5"/>
          <table:covered-table-cell/>
          <table:table-cell office:value-type="string" table:style-name="ce40">
            <text:p>high</text:p>
          </table:table-cell>
          <table:table-cell office:value-type="float" office:value="0.5" table:style-name="ce27">
            <text:p>0.5</text:p>
          </table:table-cell>
          <table:table-cell office:value-type="float" office:value="0.75" table:style-name="ce27">
            <text:p>0.75</text:p>
          </table:table-cell>
          <table:table-cell office:value-type="float" office:value="1" table:formula="of:=[.$M$28]*[.$M$28]" table:style-name="ce41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float" office:value="12" table:style-name="ce42">
            <text:p>12</text:p>
          </table:table-cell>
          <table:table-cell office:value-type="float" office:value="0.25" table:style-name="ce17">
            <text:p>0.25</text:p>
          </table:table-cell>
          <table:table-cell office:value-type="float" office:value="0.22500000000000001" table:style-name="ce15">
            <text:p>0.225</text:p>
          </table:table-cell>
          <table:table-cell office:value-type="float" office:value="0.32500000000000001" table:style-name="ce15">
            <text:p>0.325</text:p>
          </table:table-cell>
          <table:table-cell office:value-type="float" office:value="0.35" table:style-name="ce43">
            <text:p>0.35</text:p>
          </table:table-cell>
          <table:table-cell table:number-columns-repeated="2" table:style-name="ce5"/>
          <table:table-cell office:value-type="string" table:number-columns-spanned="2" table:number-rows-spanned="1" table:style-name="ce55">
            <text:p>V0 MASK</text:p>
          </table:table-cell>
          <table:covered-table-cell/>
          <table:table-cell office:value-type="float" office:value="0.5" table:style-name="ce26">
            <text:p>0.5</text:p>
          </table:table-cell>
          <table:table-cell office:value-type="float" office:value="0.75" table:style-name="ce27">
            <text:p>0.75</text:p>
          </table:table-cell>
          <table:table-cell office:value-type="float" office:value="1" table:style-name="ce41">
            <text:p>1</text:p>
          </table:table-cell>
          <table:table-cell table:number-columns-repeated="2" table:style-name="ce5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56">
            <text:p>V0</text:p>
          </table:table-cell>
          <table:covered-table-cell/>
          <table:table-cell office:value-type="float" office:value="120" table:style-name="ce44">
            <text:p>120</text:p>
          </table:table-cell>
          <table:table-cell office:value-type="float" office:value="100" table:style-name="ce44">
            <text:p>100</text:p>
          </table:table-cell>
          <table:table-cell office:value-type="float" office:value="140" table:style-name="ce44">
            <text:p>140</text:p>
          </table:table-cell>
          <table:table-cell office:value-type="float" office:value="200" table:style-name="ce45">
            <text:p>200</text:p>
          </table:table-cell>
          <table:table-cell table:number-columns-repeated="9" table:style-name="ce5"/>
          <table:table-cell table:number-columns-repeated="16369"/>
        </table:table-row>
        <table:table-row table:style-name="ro2">
          <table:table-cell table:style-name="ce1"/>
          <table:table-cell table:style-name="ce5"/>
          <table:table-cell table:number-columns-repeated="4" table:style-name="ce10"/>
          <table:table-cell table:number-columns-repeated="4" table:style-name="ce5"/>
          <table:table-cell table:number-columns-repeated="16374" table:style-name="ce1"/>
        </table:table-row>
        <table:table-row table:number-rows-repeated="2" table:style-name="ro2">
          <table:table-cell table:number-columns-repeated="5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74" table:style-name="ce1"/>
        </table:table-row>
        <table:table-row table:number-rows-repeated="2" table:style-name="ro2">
          <table:table-cell table:number-columns-repeated="5"/>
          <table:table-cell table:number-columns-repeated="5" table:style-name="ce5"/>
          <table:table-cell table:number-columns-repeated="16374" table:style-name="ce1"/>
        </table:table-row>
        <table:table-row table:number-rows-repeated="2" table:style-name="ro2">
          <table:table-cell table:number-columns-repeated="5"/>
          <table:table-cell table:number-columns-repeated="10" table:style-name="ce5"/>
          <table:table-cell table:number-columns-repeated="16369"/>
        </table:table-row>
        <table:table-row table:number-rows-repeated="1048540" table:style-name="ro5">
          <table:table-cell table:number-columns-repeated="16384"/>
        </table:table-row>
      </table:table>
      <table:table table:name="prob_table" table:style-name="ta2">
        <table:table-column table:style-name="co2" table:number-columns-repeated="14" table:default-cell-style-name="ce1"/>
        <table:table-column table:style-name="co1" table:number-columns-repeated="16370" table:default-cell-style-name="ce1"/>
        <table:table-row table:style-name="ro5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0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1125" table:style-name="ce1">
            <text:p>0.1125</text:p>
          </table:table-cell>
          <table:table-cell office:value-type="float" office:value="0.16875000000000001" table:style-name="ce1">
            <text:p>0.16875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6718749999999997" table:style-name="ce1">
            <text:p>0.26718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16875000000000001" table:style-name="ce1">
            <text:p>0.16875</text:p>
          </table:table-cell>
          <table:table-cell office:value-type="float" office:value="0.25312499999999999" table:style-name="ce1">
            <text:p>0.253125</text:p>
          </table:table-cell>
          <table:table-cell office:value-type="float" office:value="0.33750000000000002" table:style-name="ce1">
            <text:p>0.33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6718749999999997" table:style-name="ce1">
            <text:p>0.26718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6718749999999997" table:style-name="ce1">
            <text:p>0.26718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0.33750000000000002" table:style-name="ce1">
            <text:p>0.3375</text:p>
          </table:table-cell>
          <table:table-cell office:value-type="float" office:value="0.45" table:style-name="ce1">
            <text:p>0.4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float" office:value="6.25E-2" table:style-name="ce1">
            <text:p>0.062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25" table:style-name="ce1">
            <text:p>0.12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11249999999999999" table:style-name="ce1">
            <text:p>0.1125</text:p>
          </table:table-cell>
          <table:table-cell office:value-type="float" office:value="0.15" table:style-name="ce1">
            <text:p>0.1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6.8750000000000006E-2" table:style-name="ce1">
            <text:p>0.06875</text:p>
          </table:table-cell>
          <table:table-cell office:value-type="float" office:value="0.10312500000000001" table:style-name="ce1">
            <text:p>0.103125</text:p>
          </table:table-cell>
          <table:table-cell office:value-type="float" office:value="0.13750000000000001" table:style-name="ce1">
            <text:p>0.13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0.11249999999999999" table:style-name="ce1">
            <text:p>0.1125</text:p>
          </table:table-cell>
          <table:table-cell office:value-type="float" office:value="0.16874999999999998" table:style-name="ce1">
            <text:p>0.16875</text:p>
          </table:table-cell>
          <table:table-cell office:value-type="float" office:value="0.22499999999999998" table:style-name="ce1">
            <text:p>0.22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2109375" table:style-name="ce1">
            <text:p>0.21093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10312500000000001" table:style-name="ce1">
            <text:p>0.103125</text:p>
          </table:table-cell>
          <table:table-cell office:value-type="float" office:value="0.15468750000000001" table:style-name="ce1">
            <text:p>0.1546875</text:p>
          </table:table-cell>
          <table:table-cell office:value-type="float" office:value="0.20625000000000002" table:style-name="ce1">
            <text:p>0.2062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float" office:value="0.125" table:style-name="ce1">
            <text:p>0.125</text:p>
          </table:table-cell>
          <table:table-cell office:value-type="float" office:value="0.1875" table:style-name="ce1">
            <text:p>0.1875</text:p>
          </table:table-cell>
          <table:table-cell office:value-type="float" office:value="0.25" table:style-name="ce1">
            <text:p>0.25</text:p>
          </table:table-cell>
          <table:table-cell office:value-type="float" office:value="0.15" table:style-name="ce1">
            <text:p>0.15</text:p>
          </table:table-cell>
          <table:table-cell office:value-type="float" office:value="0.22499999999999998" table:style-name="ce1">
            <text:p>0.225</text:p>
          </table:table-cell>
          <table:table-cell office:value-type="float" office:value="0.3" table:style-name="ce1">
            <text:p>0.3</text:p>
          </table:table-cell>
          <table:table-cell office:value-type="float" office:value="0.1875" table:style-name="ce1">
            <text:p>0.18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375" table:style-name="ce1">
            <text:p>0.375</text:p>
          </table:table-cell>
          <table:table-cell office:value-type="float" office:value="0.13750000000000001" table:style-name="ce1">
            <text:p>0.1375</text:p>
          </table:table-cell>
          <table:table-cell office:value-type="float" office:value="0.20625000000000002" table:style-name="ce1">
            <text:p>0.2062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0.13124999999999998" table:style-name="ce1">
            <text:p>0.1312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0.1" table:style-name="ce1">
            <text:p>0.1</text:p>
          </table:table-cell>
          <table:table-cell office:value-type="float" office:value="0.15000000000000002" table:style-name="ce1">
            <text:p>0.15</text:p>
          </table:table-cell>
          <table:table-cell office:value-type="float" office:value="0.2" table:style-name="ce1">
            <text:p>0.2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float" office:value="0.13124999999999998" table:style-name="ce1">
            <text:p>0.13125</text:p>
          </table:table-cell>
          <table:table-cell office:value-type="float" office:value="0.19687499999999999" table:style-name="ce1">
            <text:p>0.196875</text:p>
          </table:table-cell>
          <table:table-cell office:value-type="float" office:value="0.26249999999999996" table:style-name="ce1">
            <text:p>0.262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2109375" table:style-name="ce1">
            <text:p>0.21093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2109375" table:style-name="ce1">
            <text:p>0.21093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15000000000000002" table:style-name="ce1">
            <text:p>0.15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9" table:style-name="ce1">
            <text:p>9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26249999999999996" table:style-name="ce1">
            <text:p>0.2625</text:p>
          </table:table-cell>
          <table:table-cell office:value-type="float" office:value="0.35" table:style-name="ce1">
            <text:p>0.35</text:p>
          </table:table-cell>
          <table:table-cell office:value-type="float" office:value="0.1875" table:style-name="ce1">
            <text:p>0.18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375" table:style-name="ce1">
            <text:p>0.375</text:p>
          </table:table-cell>
          <table:table-cell office:value-type="float" office:value="0.1875" table:style-name="ce1">
            <text:p>0.18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375" table:style-name="ce1">
            <text:p>0.375</text:p>
          </table:table-cell>
          <table:table-cell office:value-type="float" office:value="0.2" table:style-name="ce1">
            <text:p>0.2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10" table:style-name="ce1">
            <text:p>10</text:p>
          </table:table-cell>
          <table:table-cell office:value-type="float" office:value="6.25E-2" table:style-name="ce1">
            <text:p>0.062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25" table:style-name="ce1">
            <text:p>0.125</text:p>
          </table:table-cell>
          <table:table-cell office:value-type="float" office:value="5.6250000000000001E-2" table:style-name="ce1">
            <text:p>0.05625</text:p>
          </table:table-cell>
          <table:table-cell office:value-type="float" office:value="8.4375000000000006E-2" table:style-name="ce1">
            <text:p>0.084375</text:p>
          </table:table-cell>
          <table:table-cell office:value-type="float" office:value="0.1125" table:style-name="ce1">
            <text:p>0.1125</text:p>
          </table:table-cell>
          <table:table-cell office:value-type="float" office:value="8.1250000000000003E-2" table:style-name="ce1">
            <text:p>0.08125</text:p>
          </table:table-cell>
          <table:table-cell office:value-type="float" office:value="0.12187500000000001" table:style-name="ce1">
            <text:p>0.121875</text:p>
          </table:table-cell>
          <table:table-cell office:value-type="float" office:value="0.16250000000000001" table:style-name="ce1">
            <text:p>0.1625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0.13124999999999998" table:style-name="ce1">
            <text:p>0.1312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8.4375000000000006E-2" table:style-name="ce1">
            <text:p>0.084375</text:p>
          </table:table-cell>
          <table:table-cell office:value-type="float" office:value="0.12656249999999999" table:style-name="ce1">
            <text:p>0.1265625</text:p>
          </table:table-cell>
          <table:table-cell office:value-type="float" office:value="0.16875000000000001" table:style-name="ce1">
            <text:p>0.16875</text:p>
          </table:table-cell>
          <table:table-cell office:value-type="float" office:value="0.12187500000000001" table:style-name="ce1">
            <text:p>0.121875</text:p>
          </table:table-cell>
          <table:table-cell office:value-type="float" office:value="0.18281250000000002" table:style-name="ce1">
            <text:p>0.1828125</text:p>
          </table:table-cell>
          <table:table-cell office:value-type="float" office:value="0.24375000000000002" table:style-name="ce1">
            <text:p>0.24375</text:p>
          </table:table-cell>
          <table:table-cell office:value-type="float" office:value="0.13124999999999998" table:style-name="ce1">
            <text:p>0.13125</text:p>
          </table:table-cell>
          <table:table-cell office:value-type="float" office:value="0.19687499999999999" table:style-name="ce1">
            <text:p>0.196875</text:p>
          </table:table-cell>
          <table:table-cell office:value-type="float" office:value="0.26249999999999996" table:style-name="ce1">
            <text:p>0.262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12" table:style-name="ce1">
            <text:p>12</text:p>
          </table:table-cell>
          <table:table-cell office:value-type="float" office:value="0.125" table:style-name="ce1">
            <text:p>0.125</text:p>
          </table:table-cell>
          <table:table-cell office:value-type="float" office:value="0.1875" table:style-name="ce1">
            <text:p>0.1875</text:p>
          </table:table-cell>
          <table:table-cell office:value-type="float" office:value="0.25" table:style-name="ce1">
            <text:p>0.25</text:p>
          </table:table-cell>
          <table:table-cell office:value-type="float" office:value="0.1125" table:style-name="ce1">
            <text:p>0.1125</text:p>
          </table:table-cell>
          <table:table-cell office:value-type="float" office:value="0.16875000000000001" table:style-name="ce1">
            <text:p>0.16875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0.16250000000000001" table:style-name="ce1">
            <text:p>0.1625</text:p>
          </table:table-cell>
          <table:table-cell office:value-type="float" office:value="0.24375000000000002" table:style-name="ce1">
            <text:p>0.2437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26249999999999996" table:style-name="ce1">
            <text:p>0.2625</text:p>
          </table:table-cell>
          <table:table-cell office:value-type="float" office:value="0.35" table:style-name="ce1">
            <text:p>0.3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13" table:style-name="ce1">
            <text:p>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number-rows-repeated="1048562" table:style-name="ro5">
          <table:table-cell table:number-columns-repeated="16384"/>
        </table:table-row>
      </table:table>
      <table:table table:name="v0_table" table:style-name="ta2">
        <table:table-column table:style-name="co2" table:number-columns-repeated="13" table:default-cell-style-name="ce1"/>
        <table:table-column table:style-name="co1" table:number-columns-repeated="16371" table:default-cell-style-name="ce1"/>
        <table:table-row table:style-name="ro5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5"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table:number-columns-repeated="16371"/>
        </table:table-row>
        <table:table-row table:number-rows-repeated="104857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Nicolò Perello</meta:initial-creator>
    <dc:creator>Nicolò Perello</dc:creator>
    <meta:creation-date>2023-06-10T16:37:50Z</meta:creation-date>
    <dc:date>2023-06-16T12:34:20Z</dc:date>
    <meta:editing-cycles>15</meta:editing-cycles>
    <meta:editing-duration>PT0S</meta:editing-duration>
  </office:meta>
</office:document-meta>
</file>